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9cm" svg:height="8.999cm" svg:x="4.617cm" svg:y="0.1cm">
            <draw:object draw:notify-on-update-of-ranges="Tabelle1.A1:Tabelle1.A9 Tabelle1.B1:Tabelle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-20" calcext:value-type="float">
            <text:p>-20</text:p>
          </table:table-cell>
          <table:table-cell office:value-type="percentage" office:value="0.48" calcext:value-type="percentage">
            <text:p>48,00 %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percentage" office:value="0.6" calcext:value-type="percentage">
            <text:p>60,00 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percentage" office:value="0.78" calcext:value-type="percentage">
            <text:p>78,00 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1.15" calcext:value-type="percentage">
            <text:p>115,00 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percentage" office:value="1.16" calcext:value-type="percentage">
            <text:p>116,00 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percentage" office:value="1.15" calcext:value-type="percentage">
            <text:p>115,00 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percentage" office:value="1.08" calcext:value-type="percentage">
            <text:p>108,00 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percentage" office:value="0.8" calcext:value-type="percentage">
            <text:p>80,00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20:04:58.492000000</meta:creation-date>
    <dc:date>2024-10-08T20:08:01.894000000</dc:date>
    <meta:editing-duration>PT3M3S</meta:editing-duration>
    <meta:editing-cycles>1</meta:editing-cycles>
    <meta:document-statistic meta:table-count="1" meta:cell-count="18" meta:object-count="1"/>
    <meta:generator>LibreOffice/24.8.1.2$Windows_X86_64 LibreOffice_project/87fa9aec1a63e70835390b81c40bb8993f1d4ff6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56cm" svg:y="4.201cm" style:legend-expansion="high" chart:style-name="ch2"/>
        <chart:plot-area chart:style-name="ch3" table:cell-range-address="Tabelle1.A1:Tabelle1.B9" svg:x="0.32cm" svg:y="0.18cm" svg:width="12.716cm" svg:height="8.64cm">
          <chart:coordinate-region svg:x="0.569cm" svg:y="0.38cm" svg:width="12.27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1:Tabelle1.B9" chart:class="chart:scatter">
            <chart:domain table:cell-range-address="Tabelle1.A1:Tabelle1.A9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Tabelle1.A1:Tabelle1.A9</svg:desc>
                </draw:g>
              </table:table-cell>
              <table:table-cell office:value-type="float" office:value="0.48">
                <text:p>0.48</text:p>
                <draw:g>
                  <svg:desc>Tabelle1.B1:Tabelle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1.2$Windows_X86_64 LibreOffice_project/87fa9aec1a63e70835390b81c40bb8993f1d4ff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